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6656" calcext:value-type="float">
            <text:p>42.5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3504" calcext:value-type="float">
            <text:p>42.5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15384" calcext:value-type="float">
            <text:p>42.3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2024" calcext:value-type="float">
            <text:p>42.1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148" calcext:value-type="float">
            <text:p>42.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7008" calcext:value-type="float">
            <text:p>43.1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2352" calcext:value-type="float">
            <text:p>43.2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588" calcext:value-type="float">
            <text:p>43.2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47944" calcext:value-type="float">
            <text:p>43.7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7696" calcext:value-type="float">
            <text:p>43.2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1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1296" calcext:value-type="float">
            <text:p>41.6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9607</text:p>
          </table:table-cell>
          <table:table-cell office:value-type="string" calcext:value-type="string">
            <text:p>TWDB:2409607</text:p>
          </table:table-cell>
          <table:table-cell office:value-type="string" calcext:value-type="string">
            <text:p>200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7284" calcext:value-type="float">
            <text:p>41.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